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1_08-48-21_000.jpg</text:p>
          </table:table-cell>
          <table:table-cell table:style-name="ce20" office:value-type="string">
            <text:p>:m / daylog メモ / partial / 2020-0330</text:p>
          </table:table-cell>
          <table:table-cell table:style-name="ce3"/>
          <table:table-cell table:style-name="ce3"/>
          <table:table-cell table:style-name="ce3" office:value-type="string">
            <text:p>N-35-35-28.6 E-139-34-49.54</text:p>
          </table:table-cell>
          <table:table-cell table:style-name="ce34" table:formula="of:=IF([.E2]=&quot;&quot;;[.C2];CONCATENATE([.C2];&quot; / &quot;;[.E2]))" office:value-type="string" office:string-value=":m / daylog メモ / partial / 2020-0330">
            <text:p>:m / daylog メモ / partial / 2020-033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1_09-01-59_000.jpg</text:p>
          </table:table-cell>
          <table:table-cell table:style-name="ce20" office:value-type="string">
            <text:p>:PHOTO 記録 / PC画面 / デスクトップPC / 「IWJ」 / 寄付金、入金 / 2000</text:p>
          </table:table-cell>
          <table:table-cell table:style-name="ce3"/>
          <table:table-cell table:style-name="ce3"/>
          <table:table-cell table:style-name="ce3" office:value-type="string">
            <text:p>N-35-35-28.27 E-139-34-49.93</text:p>
          </table:table-cell>
          <table:table-cell table:style-name="ce34" table:formula="of:=IF([.E3]=&quot;&quot;;[.C3];CONCATENATE([.C3];&quot; / &quot;;[.E3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1_09-03-19_000.jpg</text:p>
          </table:table-cell>
          <table:table-cell table:style-name="ce20" office:value-type="string">
            <text:p>:PHOTO 記録 / PC画面 / デスクトップPC / 「IWJ」 / 寄付金、入金 / 2000</text:p>
          </table:table-cell>
          <table:table-cell table:style-name="ce33"/>
          <table:table-cell table:style-name="ce3"/>
          <table:table-cell table:style-name="ce3" office:value-type="string">
            <text:p>N-35-35-28.74 E-139-34-49.54</text:p>
          </table:table-cell>
          <table:table-cell table:style-name="ce34" table:formula="of:=IF([.E4]=&quot;&quot;;[.C4];CONCATENATE([.C4];&quot; / &quot;;[.E4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1_09-03-35_000.jpg</text:p>
          </table:table-cell>
          <table:table-cell table:style-name="ce20" office:value-type="string">
            <text:p>:PHOTO 記録 / PC画面 / デスクトップPC / 「IWJ」 / 寄付金、入金 / 2000</text:p>
          </table:table-cell>
          <table:table-cell table:style-name="ce25"/>
          <table:table-cell table:style-name="ce3"/>
          <table:table-cell table:style-name="ce3" office:value-type="string">
            <text:p>N-35-35-28.74 E-139-34-49.54</text:p>
          </table:table-cell>
          <table:table-cell table:style-name="ce34" table:formula="of:=IF([.E5]=&quot;&quot;;[.C5];CONCATENATE([.C5];&quot; / &quot;;[.E5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1_10-12-51_000.jpg</text:p>
          </table:table-cell>
          <table:table-cell table:style-name="ce20" office:value-type="string">
            <text:p>:m 食べた物　間食 / 味噌スープ</text:p>
          </table:table-cell>
          <table:table-cell table:style-name="ce25"/>
          <table:table-cell table:style-name="ce3"/>
          <table:table-cell table:style-name="ce3" office:value-type="string">
            <text:p>N-35-35-22.52 E-139-34-55.86</text:p>
          </table:table-cell>
          <table:table-cell table:style-name="ce34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1_11-41-55_000.jpg</text:p>
          </table:table-cell>
          <table:table-cell table:style-name="ce20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3.0 E-139-34-57.34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1_13-58-39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7 E-139-34-49.32</text:p>
          </table:table-cell>
          <table:table-cell table:style-name="ce34" table:formula="of:=IF([.E8]=&quot;&quot;;[.C8];CONCATENATE([.C8];&quot; / &quot;;[.E8]))" office:value-type="string" office:string-value=":m 東和 PHOTO / 200402th / 学芸大学駅 / こぶしえん新築工事 / １名 / テクノキャリア（扶桑電気）（東亜建設工業） / 資料">
            <text:p>:m 東和 PHOTO / 200402th / 学芸大学駅 / こぶしえん新築工事 / １名 / テクノキャリア（扶桑電気）（東亜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1_13-59-28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74 E-139-34-49.27</text:p>
          </table:table-cell>
          <table:table-cell table:style-name="ce34" table:formula="of:=IF([.E9]=&quot;&quot;;[.C9];CONCATENATE([.C9];&quot; / &quot;;[.E9]))" office:value-type="string" office:string-value=":m 東和 PHOTO / 200402th / 学芸大学駅 / こぶしえん新築工事 / １名 / テクノキャリア（扶桑電気）（東亜建設工業） / 資料">
            <text:p>:m 東和 PHOTO / 200402th / 学芸大学駅 / こぶしえん新築工事 / １名 / テクノキャリア（扶桑電気）（東亜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1_15-54-48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4 E-139-34-49.54</text:p>
          </table:table-cell>
          <table:table-cell table:style-name="ce34" table:formula="of:=IF([.E10]=&quot;&quot;;[.C10];CONCATENATE([.C10];&quot; / &quot;;[.E10]))" office:value-type="string" office:string-value=":m 東和 PHOTO / 200402th / 学芸大学駅 / こぶしえん新築工事 / １名 / テクノキャリア（扶桑電気）（東亜建設工業） / 資料">
            <text:p>:m 東和 PHOTO / 200402th / 学芸大学駅 / こぶしえん新築工事 / １名 / テクノキャリア（扶桑電気）（東亜建設工業） / 資料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01_18-40-06_000.jpg</text:p>
          </table:table-cell>
          <table:table-cell table:style-name="ce15" office:value-type="string">
            <text:p>:m music / log / gt / || s.1:res,res,positions,score+ || s.2:prev,prev,prev-R.2,for=write-out,,,,,R=1</text:p>
          </table:table-cell>
          <table:table-cell table:style-name="ce17"/>
          <table:table-cell table:style-name="ce3"/>
          <table:table-cell table:style-name="ce3" office:value-type="string">
            <text:p>N-35-35-27.42 E-139-34-49.05</text:p>
          </table:table-cell>
          <table:table-cell table:style-name="ce34" table:formula="of:=IF([.E11]=&quot;&quot;;[.C11];CONCATENATE([.C11];&quot; / &quot;;[.E11]))" office:value-type="string" office:string-value=":m music / log / gt / || s.1:res,res,positions,score+ || s.2:prev,prev,prev-R.2,for=write-out,,,,,R=1">
            <text:p>:m music / log / gt / || s.1:res,res,positions,score+ || s.2:prev,prev,prev-R.2,for=write-out,,,,,R=1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01_20-59-11_000.jpg</text:p>
          </table:table-cell>
          <table:table-cell table:style-name="ce15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16 E-139-34-50.15</text:p>
          </table:table-cell>
          <table:table-cell table:style-name="ce34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01_22-47-0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75 E-139-34-50.04</text:p>
          </table:table-cell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02_04-09-19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68 E-139-34-49.05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02_04-55-42_000.jpg</text:p>
          </table:table-cell>
          <table:table-cell table:style-name="ce15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5 E-139-34-50.04</text:p>
          </table:table-cell>
          <table:table-cell table:style-name="ce34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02_05-26-17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出発時間 / N-35-35-28.41 E-139-34-49.76</text:p>
          </table:table-cell>
          <table:table-cell table:style-name="ce15"/>
          <table:table-cell table:style-name="ce3" table:formula="of:=[.F16]" office:value-type="string" office:string-value="N-35-35-28.41 E-139-34-49.76">
            <text:p>N-35-35-28.41 E-139-34-49.76</text:p>
          </table:table-cell>
          <table:table-cell table:style-name="ce3" office:value-type="string">
            <text:p>N-35-35-28.41 E-139-34-49.76</text:p>
          </table:table-cell>
          <table:table-cell table:style-name="ce34" table:formula="of:=IF([.E16]=&quot;&quot;;[.C16];CONCATENATE([.C16];&quot; / &quot;;[.E16]))" office:value-type="string" office:string-value=":m 東和 PHOTO / 200402th / 学芸大学駅 / こぶしえん新築工事 / １名 / テクノキャリア（扶桑電気）（東亜建設工業） / 出発時間 / N-35-35-28.41 E-139-34-49.76 / N-35-35-28.41 E-139-34-49.76">
            <text:p>:m 東和 PHOTO / 200402th / 学芸大学駅 / こぶしえん新築工事 / １名 / テクノキャリア（扶桑電気）（東亜建設工業） / 出発時間 / N-35-35-28.41 E-139-34-49.76 / N-35-35-28.41 E-139-34-49.76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02_05-37-02_000.jpg</text:p>
          </table:table-cell>
          <table:table-cell table:style-name="ce15" office:value-type="string">
            <text:p>:PHOTO 記録しておきたいもの / @宮前平駅、旧「ロイヤル」 / 更地にした / N-35-35-7.03 E-139-34-51.47</text:p>
          </table:table-cell>
          <table:table-cell table:style-name="ce15"/>
          <table:table-cell table:style-name="ce3" table:formula="of:=[.F17]" office:value-type="string" office:string-value="N-35-35-7.03 E-139-34-51.47">
            <text:p>N-35-35-7.03 E-139-34-51.47</text:p>
          </table:table-cell>
          <table:table-cell table:style-name="ce3" office:value-type="string">
            <text:p>N-35-35-7.03 E-139-34-51.47</text:p>
          </table:table-cell>
          <table:table-cell table:style-name="ce34" table:formula="of:=IF([.E17]=&quot;&quot;;[.C17];CONCATENATE([.C17];&quot; / &quot;;[.E17]))" office:value-type="string" office:string-value=":PHOTO 記録しておきたいもの / @宮前平駅、旧「ロイヤル」 / 更地にした / N-35-35-7.03 E-139-34-51.47 / N-35-35-7.03 E-139-34-51.47">
            <text:p>:PHOTO 記録しておきたいもの / @宮前平駅、旧「ロイヤル」 / 更地にした / N-35-35-7.03 E-139-34-51.47 / N-35-35-7.03 E-139-34-51.47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02_05-37-06_000.jpg</text:p>
          </table:table-cell>
          <table:table-cell table:style-name="ce15" office:value-type="string">
            <text:p>:PHOTO 記録しておきたいもの / @宮前平駅、旧「ロイヤル」 / 更地にした / N-35-35-7.49 E-139-34-52.57</text:p>
          </table:table-cell>
          <table:table-cell table:style-name="ce16"/>
          <table:table-cell table:style-name="ce3" table:formula="of:=[.F18]" office:value-type="string" office:string-value="N-35-35-7.49 E-139-34-52.57">
            <text:p>N-35-35-7.49 E-139-34-52.57</text:p>
          </table:table-cell>
          <table:table-cell table:style-name="ce3" office:value-type="string">
            <text:p>N-35-35-7.49 E-139-34-52.57</text:p>
          </table:table-cell>
          <table:table-cell table:style-name="ce34" table:formula="of:=IF([.E18]=&quot;&quot;;[.C18];CONCATENATE([.C18];&quot; / &quot;;[.E18]))" office:value-type="string" office:string-value=":PHOTO 記録しておきたいもの / @宮前平駅、旧「ロイヤル」 / 更地にした / N-35-35-7.49 E-139-34-52.57 / N-35-35-7.49 E-139-34-52.57">
            <text:p>:PHOTO 記録しておきたいもの / @宮前平駅、旧「ロイヤル」 / 更地にした / N-35-35-7.49 E-139-34-52.57 / N-35-35-7.49 E-139-34-52.5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02_05-37-12_000.jpg</text:p>
          </table:table-cell>
          <table:table-cell table:style-name="ce15" office:value-type="string">
            <text:p>:PHOTO 記録しておきたいもの / @宮前平駅、旧「ロイヤル」 / 更地にした / N-35-35-7.32 E-139-34-52.51</text:p>
          </table:table-cell>
          <table:table-cell table:style-name="ce17"/>
          <table:table-cell table:style-name="ce3" table:formula="of:=[.F19]" office:value-type="string" office:string-value="N-35-35-7.32 E-139-34-52.51">
            <text:p>N-35-35-7.32 E-139-34-52.51</text:p>
          </table:table-cell>
          <table:table-cell table:style-name="ce3" office:value-type="string">
            <text:p>N-35-35-7.32 E-139-34-52.51</text:p>
          </table:table-cell>
          <table:table-cell table:style-name="ce34" table:formula="of:=IF([.E19]=&quot;&quot;;[.C19];CONCATENATE([.C19];&quot; / &quot;;[.E19]))" office:value-type="string" office:string-value=":PHOTO 記録しておきたいもの / @宮前平駅、旧「ロイヤル」 / 更地にした / N-35-35-7.32 E-139-34-52.51 / N-35-35-7.32 E-139-34-52.51">
            <text:p>:PHOTO 記録しておきたいもの / @宮前平駅、旧「ロイヤル」 / 更地にした / N-35-35-7.32 E-139-34-52.51 / N-35-35-7.32 E-139-34-52.5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02_05-37-16_000.jpg</text:p>
          </table:table-cell>
          <table:table-cell table:style-name="ce15" office:value-type="string">
            <text:p>:PHOTO 記録しておきたいもの / @宮前平駅、旧「ロイヤル」 / 更地にした / N-35-35-7.29 E-139-34-52.57</text:p>
          </table:table-cell>
          <table:table-cell table:style-name="ce15"/>
          <table:table-cell table:style-name="ce3" table:formula="of:=[.F20]" office:value-type="string" office:string-value="N-35-35-7.29 E-139-34-52.57">
            <text:p>N-35-35-7.29 E-139-34-52.57</text:p>
          </table:table-cell>
          <table:table-cell table:style-name="ce3" office:value-type="string">
            <text:p>N-35-35-7.29 E-139-34-52.57</text:p>
          </table:table-cell>
          <table:table-cell table:style-name="ce34" table:formula="of:=IF([.E20]=&quot;&quot;;[.C20];CONCATENATE([.C20];&quot; / &quot;;[.E20]))" office:value-type="string" office:string-value=":PHOTO 記録しておきたいもの / @宮前平駅、旧「ロイヤル」 / 更地にした / N-35-35-7.29 E-139-34-52.57 / N-35-35-7.29 E-139-34-52.57">
            <text:p>:PHOTO 記録しておきたいもの / @宮前平駅、旧「ロイヤル」 / 更地にした / N-35-35-7.29 E-139-34-52.57 / N-35-35-7.29 E-139-34-52.5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02_05-37-22_000.jpg</text:p>
          </table:table-cell>
          <table:table-cell table:style-name="ce15" office:value-type="string">
            <text:p>:PHOTO 記録しておきたいもの / @宮前平駅、旧「ロイヤル」 / 更地にした / N-35-35-7.25 E-139-34-52.62</text:p>
          </table:table-cell>
          <table:table-cell table:style-name="ce16"/>
          <table:table-cell table:style-name="ce3" table:formula="of:=[.F21]" office:value-type="string" office:string-value="N-35-35-7.25 E-139-34-52.62">
            <text:p>N-35-35-7.25 E-139-34-52.62</text:p>
          </table:table-cell>
          <table:table-cell table:style-name="ce3" office:value-type="string">
            <text:p>N-35-35-7.25 E-139-34-52.62</text:p>
          </table:table-cell>
          <table:table-cell table:style-name="ce34" table:formula="of:=IF([.E21]=&quot;&quot;;[.C21];CONCATENATE([.C21];&quot; / &quot;;[.E21]))" office:value-type="string" office:string-value=":PHOTO 記録しておきたいもの / @宮前平駅、旧「ロイヤル」 / 更地にした / N-35-35-7.25 E-139-34-52.62 / N-35-35-7.25 E-139-34-52.62">
            <text:p>:PHOTO 記録しておきたいもの / @宮前平駅、旧「ロイヤル」 / 更地にした / N-35-35-7.25 E-139-34-52.62 / N-35-35-7.25 E-139-34-52.6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02_06-24-05_000.jpg</text:p>
          </table:table-cell>
          <table:table-cell table:style-name="ce15" office:value-type="string">
            <text:p>:PHOTO 記録しておきたいもの / @学芸大学駅そば、東和現場へ行く途中 / 事業所の前、「カワハラ」、トラックが連なって停められている / N-35-37-42.39 E-139-41-25.49</text:p>
          </table:table-cell>
          <table:table-cell table:style-name="ce17"/>
          <table:table-cell table:style-name="ce3" table:formula="of:=[.F22]" office:value-type="string" office:string-value="N-35-37-42.39 E-139-41-25.49">
            <text:p>N-35-37-42.39 E-139-41-25.49</text:p>
          </table:table-cell>
          <table:table-cell table:style-name="ce3" office:value-type="string">
            <text:p>N-35-37-42.39 E-139-41-25.49</text:p>
          </table:table-cell>
          <table:table-cell table:style-name="ce34" table:formula="of:=IF([.E22]=&quot;&quot;;[.C22];CONCATENATE([.C22];&quot; / &quot;;[.E22]))" office:value-type="string" office:string-value=":PHOTO 記録しておきたいもの / @学芸大学駅そば、東和現場へ行く途中 / 事業所の前、「カワハラ」、トラックが連なって停められている / N-35-37-42.39 E-139-41-25.49 / N-35-37-42.39 E-139-41-25.49">
            <text:p>:PHOTO 記録しておきたいもの / @学芸大学駅そば、東和現場へ行く途中 / 事業所の前、「カワハラ」、トラックが連なって停められている / N-35-37-42.39 E-139-41-25.49 / N-35-37-42.39 E-139-41-25.4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4-02_06-24-06_000.jpg</text:p>
          </table:table-cell>
          <table:table-cell table:style-name="ce15" office:value-type="string">
            <text:p>:PHOTO 記録しておきたいもの / @学芸大学駅そば、東和現場へ行く途中 / 事業所の前、「カワハラ」、トラックが連なって停められている / N-35-37-42.39 E-139-41-25.49</text:p>
          </table:table-cell>
          <table:table-cell table:style-name="ce14"/>
          <table:table-cell table:style-name="ce3" table:formula="of:=[.F23]" office:value-type="string" office:string-value="N-35-37-42.39 E-139-41-25.49">
            <text:p>N-35-37-42.39 E-139-41-25.49</text:p>
          </table:table-cell>
          <table:table-cell table:style-name="ce3" office:value-type="string">
            <text:p>N-35-37-42.39 E-139-41-25.49</text:p>
          </table:table-cell>
          <table:table-cell table:style-name="ce34" table:formula="of:=IF([.E23]=&quot;&quot;;[.C23];CONCATENATE([.C23];&quot; / &quot;;[.E23]))" office:value-type="string" office:string-value=":PHOTO 記録しておきたいもの / @学芸大学駅そば、東和現場へ行く途中 / 事業所の前、「カワハラ」、トラックが連なって停められている / N-35-37-42.39 E-139-41-25.49 / N-35-37-42.39 E-139-41-25.49">
            <text:p>:PHOTO 記録しておきたいもの / @学芸大学駅そば、東和現場へ行く途中 / 事業所の前、「カワハラ」、トラックが連なって停められている / N-35-37-42.39 E-139-41-25.49 / N-35-37-42.39 E-139-41-25.4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4-02_06-24-10_000.jpg</text:p>
          </table:table-cell>
          <table:table-cell table:style-name="ce15" office:value-type="string">
            <text:p>:PHOTO 記録しておきたいもの / @学芸大学駅そば、東和現場へ行く途中 / 事業所の前、「カワハラ」、トラックが連なって停められている / N-35-37-42.24 E-139-41-25.33</text:p>
          </table:table-cell>
          <table:table-cell table:style-name="ce3"/>
          <table:table-cell table:style-name="ce3" table:formula="of:=[.F24]" office:value-type="string" office:string-value="N-35-37-42.24 E-139-41-25.33">
            <text:p>N-35-37-42.24 E-139-41-25.33</text:p>
          </table:table-cell>
          <table:table-cell table:style-name="ce3" office:value-type="string">
            <text:p>N-35-37-42.24 E-139-41-25.33</text:p>
          </table:table-cell>
          <table:table-cell table:style-name="ce34" table:formula="of:=IF([.E24]=&quot;&quot;;[.C24];CONCATENATE([.C24];&quot; / &quot;;[.E24]))" office:value-type="string" office:string-value=":PHOTO 記録しておきたいもの / @学芸大学駅そば、東和現場へ行く途中 / 事業所の前、「カワハラ」、トラックが連なって停められている / N-35-37-42.24 E-139-41-25.33 / N-35-37-42.24 E-139-41-25.33">
            <text:p>:PHOTO 記録しておきたいもの / @学芸大学駅そば、東和現場へ行く途中 / 事業所の前、「カワハラ」、トラックが連なって停められている / N-35-37-42.24 E-139-41-25.33 / N-35-37-42.24 E-139-41-25.3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4-02_06-56-08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54 E-139-41-48.78</text:p>
          </table:table-cell>
          <table:table-cell table:style-name="ce3"/>
          <table:table-cell table:style-name="ce3" table:formula="of:=[.F25]" office:value-type="string" office:string-value="N-35-37-42.54 E-139-41-48.78">
            <text:p>N-35-37-42.54 E-139-41-48.78</text:p>
          </table:table-cell>
          <table:table-cell table:style-name="ce3" office:value-type="string">
            <text:p>N-35-37-42.54 E-139-41-48.78</text:p>
          </table:table-cell>
          <table:table-cell table:style-name="ce34" table:formula="of:=IF([.E25]=&quot;&quot;;[.C25];CONCATENATE([.C25];&quot; / &quot;;[.E25]))" office:value-type="string" office:string-value=":m 東和 PHOTO / 200402th / 学芸大学駅 / こぶしえん新築工事 / １名 / テクノキャリア（扶桑電気）（東亜建設工業） / 現場状況 / N-35-37-42.54 E-139-41-48.78 / N-35-37-42.54 E-139-41-48.78">
            <text:p>:m 東和 PHOTO / 200402th / 学芸大学駅 / こぶしえん新築工事 / １名 / テクノキャリア（扶桑電気）（東亜建設工業） / 現場状況 / N-35-37-42.54 E-139-41-48.78 / N-35-37-42.54 E-139-41-48.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4-02_06-56-11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3.17 E-139-41-48.45</text:p>
          </table:table-cell>
          <table:table-cell table:style-name="ce16"/>
          <table:table-cell table:style-name="ce3" table:formula="of:=[.F26]" office:value-type="string" office:string-value="N-35-37-43.17 E-139-41-48.45">
            <text:p>N-35-37-43.17 E-139-41-48.45</text:p>
          </table:table-cell>
          <table:table-cell table:style-name="ce3" office:value-type="string">
            <text:p>N-35-37-43.17 E-139-41-48.45</text:p>
          </table:table-cell>
          <table:table-cell table:style-name="ce34" table:formula="of:=IF([.E26]=&quot;&quot;;[.C26];CONCATENATE([.C26];&quot; / &quot;;[.E26]))" office:value-type="string" office:string-value=":m 東和 PHOTO / 200402th / 学芸大学駅 / こぶしえん新築工事 / １名 / テクノキャリア（扶桑電気）（東亜建設工業） / 現場状況 / N-35-37-43.17 E-139-41-48.45 / N-35-37-43.17 E-139-41-48.45">
            <text:p>:m 東和 PHOTO / 200402th / 学芸大学駅 / こぶしえん新築工事 / １名 / テクノキャリア（扶桑電気）（東亜建設工業） / 現場状況 / N-35-37-43.17 E-139-41-48.45 / N-35-37-43.17 E-139-41-48.4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4-02_06-56-13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98 E-139-41-48.45</text:p>
          </table:table-cell>
          <table:table-cell table:style-name="ce17"/>
          <table:table-cell table:style-name="ce3" table:formula="of:=[.F27]" office:value-type="string" office:string-value="N-35-37-42.98 E-139-41-48.45">
            <text:p>N-35-37-42.98 E-139-41-48.45</text:p>
          </table:table-cell>
          <table:table-cell table:style-name="ce3" office:value-type="string">
            <text:p>N-35-37-42.98 E-139-41-48.45</text:p>
          </table:table-cell>
          <table:table-cell table:style-name="ce34" table:formula="of:=IF([.E27]=&quot;&quot;;[.C27];CONCATENATE([.C27];&quot; / &quot;;[.E27]))" office:value-type="string" office:string-value=":m 東和 PHOTO / 200402th / 学芸大学駅 / こぶしえん新築工事 / １名 / テクノキャリア（扶桑電気）（東亜建設工業） / 現場状況 / N-35-37-42.98 E-139-41-48.45 / N-35-37-42.98 E-139-41-48.45">
            <text:p>:m 東和 PHOTO / 200402th / 学芸大学駅 / こぶしえん新築工事 / １名 / テクノキャリア（扶桑電気）（東亜建設工業） / 現場状況 / N-35-37-42.98 E-139-41-48.45 / N-35-37-42.98 E-139-41-48.4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4-02_06-56-16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7 E-139-41-48.56</text:p>
          </table:table-cell>
          <table:table-cell table:style-name="ce16"/>
          <table:table-cell table:style-name="ce3" table:formula="of:=[.F28]" office:value-type="string" office:string-value="N-35-37-42.87 E-139-41-48.56">
            <text:p>N-35-37-42.87 E-139-41-48.56</text:p>
          </table:table-cell>
          <table:table-cell table:style-name="ce3" office:value-type="string">
            <text:p>N-35-37-42.87 E-139-41-48.56</text:p>
          </table:table-cell>
          <table:table-cell table:style-name="ce34" table:formula="of:=IF([.E28]=&quot;&quot;;[.C28];CONCATENATE([.C28];&quot; / &quot;;[.E28]))" office:value-type="string" office:string-value=":m 東和 PHOTO / 200402th / 学芸大学駅 / こぶしえん新築工事 / １名 / テクノキャリア（扶桑電気）（東亜建設工業） / 現場状況 / N-35-37-42.87 E-139-41-48.56 / N-35-37-42.87 E-139-41-48.56">
            <text:p>:m 東和 PHOTO / 200402th / 学芸大学駅 / こぶしえん新築工事 / １名 / テクノキャリア（扶桑電気）（東亜建設工業） / 現場状況 / N-35-37-42.87 E-139-41-48.56 / N-35-37-42.87 E-139-41-48.5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4-02_06-56-19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7 E-139-41-48.56</text:p>
          </table:table-cell>
          <table:table-cell table:style-name="ce6"/>
          <table:table-cell table:style-name="ce3" table:formula="of:=[.F29]" office:value-type="string" office:string-value="N-35-37-42.87 E-139-41-48.56">
            <text:p>N-35-37-42.87 E-139-41-48.56</text:p>
          </table:table-cell>
          <table:table-cell table:style-name="ce3" office:value-type="string">
            <text:p>N-35-37-42.87 E-139-41-48.56</text:p>
          </table:table-cell>
          <table:table-cell table:style-name="ce34" table:formula="of:=IF([.E29]=&quot;&quot;;[.C29];CONCATENATE([.C29];&quot; / &quot;;[.E29]))" office:value-type="string" office:string-value=":m 東和 PHOTO / 200402th / 学芸大学駅 / こぶしえん新築工事 / １名 / テクノキャリア（扶桑電気）（東亜建設工業） / 現場状況 / N-35-37-42.87 E-139-41-48.56 / N-35-37-42.87 E-139-41-48.56">
            <text:p>:m 東和 PHOTO / 200402th / 学芸大学駅 / こぶしえん新築工事 / １名 / テクノキャリア（扶桑電気）（東亜建設工業） / 現場状況 / N-35-37-42.87 E-139-41-48.56 / N-35-37-42.87 E-139-41-48.5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4-02_06-56-24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5 E-139-41-48.78</text:p>
          </table:table-cell>
          <table:table-cell table:style-name="ce15"/>
          <table:table-cell table:style-name="ce3" table:formula="of:=[.F30]" office:value-type="string" office:string-value="N-35-37-42.85 E-139-41-48.78">
            <text:p>N-35-37-42.85 E-139-41-48.78</text:p>
          </table:table-cell>
          <table:table-cell table:style-name="ce3" office:value-type="string">
            <text:p>N-35-37-42.85 E-139-41-48.78</text:p>
          </table:table-cell>
          <table:table-cell table:style-name="ce34" table:formula="of:=IF([.E30]=&quot;&quot;;[.C30];CONCATENATE([.C30];&quot; / &quot;;[.E30]))" office:value-type="string" office:string-value=":m 東和 PHOTO / 200402th / 学芸大学駅 / こぶしえん新築工事 / １名 / テクノキャリア（扶桑電気）（東亜建設工業） / 現場状況 / N-35-37-42.85 E-139-41-48.78 / N-35-37-42.85 E-139-41-48.78">
            <text:p>:m 東和 PHOTO / 200402th / 学芸大学駅 / こぶしえん新築工事 / １名 / テクノキャリア（扶桑電気）（東亜建設工業） / 現場状況 / N-35-37-42.85 E-139-41-48.78 / N-35-37-42.85 E-139-41-48.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4-02_06-56-26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5 E-139-41-48.78</text:p>
          </table:table-cell>
          <table:table-cell table:style-name="ce16"/>
          <table:table-cell table:style-name="ce3" table:formula="of:=[.F31]" office:value-type="string" office:string-value="N-35-37-42.85 E-139-41-48.78">
            <text:p>N-35-37-42.85 E-139-41-48.78</text:p>
          </table:table-cell>
          <table:table-cell table:style-name="ce3" office:value-type="string">
            <text:p>N-35-37-42.85 E-139-41-48.78</text:p>
          </table:table-cell>
          <table:table-cell table:style-name="ce34" table:formula="of:=IF([.E31]=&quot;&quot;;[.C31];CONCATENATE([.C31];&quot; / &quot;;[.E31]))" office:value-type="string" office:string-value=":m 東和 PHOTO / 200402th / 学芸大学駅 / こぶしえん新築工事 / １名 / テクノキャリア（扶桑電気）（東亜建設工業） / 現場状況 / N-35-37-42.85 E-139-41-48.78 / N-35-37-42.85 E-139-41-48.78">
            <text:p>:m 東和 PHOTO / 200402th / 学芸大学駅 / こぶしえん新築工事 / １名 / テクノキャリア（扶桑電気）（東亜建設工業） / 現場状況 / N-35-37-42.85 E-139-41-48.78 / N-35-37-42.85 E-139-41-48.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4-02_06-56-31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5 E-139-41-48.78</text:p>
          </table:table-cell>
          <table:table-cell table:style-name="ce17"/>
          <table:table-cell table:style-name="ce3" table:formula="of:=[.F32]" office:value-type="string" office:string-value="N-35-37-42.85 E-139-41-48.78">
            <text:p>N-35-37-42.85 E-139-41-48.78</text:p>
          </table:table-cell>
          <table:table-cell table:style-name="ce3" office:value-type="string">
            <text:p>N-35-37-42.85 E-139-41-48.78</text:p>
          </table:table-cell>
          <table:table-cell table:style-name="ce34" table:formula="of:=IF([.E32]=&quot;&quot;;[.C32];CONCATENATE([.C32];&quot; / &quot;;[.E32]))" office:value-type="string" office:string-value=":m 東和 PHOTO / 200402th / 学芸大学駅 / こぶしえん新築工事 / １名 / テクノキャリア（扶桑電気）（東亜建設工業） / 現場状況 / N-35-37-42.85 E-139-41-48.78 / N-35-37-42.85 E-139-41-48.78">
            <text:p>:m 東和 PHOTO / 200402th / 学芸大学駅 / こぶしえん新築工事 / １名 / テクノキャリア（扶桑電気）（東亜建設工業） / 現場状況 / N-35-37-42.85 E-139-41-48.78 / N-35-37-42.85 E-139-41-48.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4-02_06-56-41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現場状況 / N-35-37-42.87 E-139-41-48.84</text:p>
          </table:table-cell>
          <table:table-cell table:style-name="ce3"/>
          <table:table-cell table:style-name="ce3" table:formula="of:=[.F33]" office:value-type="string" office:string-value="N-35-37-42.87 E-139-41-48.84">
            <text:p>N-35-37-42.87 E-139-41-48.84</text:p>
          </table:table-cell>
          <table:table-cell table:style-name="ce3" office:value-type="string">
            <text:p>N-35-37-42.87 E-139-41-48.84</text:p>
          </table:table-cell>
          <table:table-cell table:style-name="ce34" table:formula="of:=IF([.E33]=&quot;&quot;;[.C33];CONCATENATE([.C33];&quot; / &quot;;[.E33]))" office:value-type="string" office:string-value=":m 東和 PHOTO / 200402th / 学芸大学駅 / こぶしえん新築工事 / １名 / テクノキャリア（扶桑電気）（東亜建設工業） / 現場状況 / N-35-37-42.87 E-139-41-48.84 / N-35-37-42.87 E-139-41-48.84">
            <text:p>:m 東和 PHOTO / 200402th / 学芸大学駅 / こぶしえん新築工事 / １名 / テクノキャリア（扶桑電気）（東亜建設工業） / 現場状況 / N-35-37-42.87 E-139-41-48.84 / N-35-37-42.87 E-139-41-48.8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4-02_20-00-36_000.jpg</text:p>
          </table:table-cell>
          <table:table-cell table:style-name="ce6" office:value-type="string">
            <text:p>:PHOTO 記録用 / @宮前平公園、擁壁の前 / 猫、クロ / 擁壁の上にいる / N-35-35-15.05 E-139-34-50.04</text:p>
          </table:table-cell>
          <table:table-cell table:style-name="ce3"/>
          <table:table-cell table:style-name="ce3" table:formula="of:=[.F34]" office:value-type="string" office:string-value="N-35-35-15.05 E-139-34-50.04">
            <text:p>N-35-35-15.05 E-139-34-50.04</text:p>
          </table:table-cell>
          <table:table-cell table:style-name="ce3" office:value-type="string">
            <text:p>N-35-35-15.05 E-139-34-50.04</text:p>
          </table:table-cell>
          <table:table-cell table:style-name="ce34" table:formula="of:=IF([.E34]=&quot;&quot;;[.C34];CONCATENATE([.C34];&quot; / &quot;;[.E34]))" office:value-type="string" office:string-value=":PHOTO 記録用 / @宮前平公園、擁壁の前 / 猫、クロ / 擁壁の上にいる / N-35-35-15.05 E-139-34-50.04 / N-35-35-15.05 E-139-34-50.04">
            <text:p>:PHOTO 記録用 / @宮前平公園、擁壁の前 / 猫、クロ / 擁壁の上にいる / N-35-35-15.05 E-139-34-50.04 / N-35-35-15.05 E-139-34-50.0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4-02_20-00-45_000.jpg</text:p>
          </table:table-cell>
          <table:table-cell table:style-name="ce6" office:value-type="string">
            <text:p>:PHOTO 記録用 / @宮前平公園、擁壁の前 / 猫、クロ / 擁壁の上にいる / N-35-35-14.91 E-139-34-49.82</text:p>
          </table:table-cell>
          <table:table-cell table:style-name="ce3"/>
          <table:table-cell table:style-name="ce3" table:formula="of:=[.F35]" office:value-type="string" office:string-value="N-35-35-14.91 E-139-34-49.82">
            <text:p>N-35-35-14.91 E-139-34-49.82</text:p>
          </table:table-cell>
          <table:table-cell table:style-name="ce3" office:value-type="string">
            <text:p>N-35-35-14.91 E-139-34-49.82</text:p>
          </table:table-cell>
          <table:table-cell table:style-name="ce34" table:formula="of:=IF([.E35]=&quot;&quot;;[.C35];CONCATENATE([.C35];&quot; / &quot;;[.E35]))" office:value-type="string" office:string-value=":PHOTO 記録用 / @宮前平公園、擁壁の前 / 猫、クロ / 擁壁の上にいる / N-35-35-14.91 E-139-34-49.82 / N-35-35-14.91 E-139-34-49.82">
            <text:p>:PHOTO 記録用 / @宮前平公園、擁壁の前 / 猫、クロ / 擁壁の上にいる / N-35-35-14.91 E-139-34-49.82 / N-35-35-14.91 E-139-34-49.8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4-02_21-16-39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5 E-139-34-49.65</text:p>
          </table:table-cell>
          <table:table-cell table:style-name="ce34" table:formula="of:=IF([.E36]=&quot;&quot;;[.C36];CONCATENATE([.C36];&quot; / &quot;;[.E36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4-03_01-40-41_000.jpg</text:p>
          </table:table-cell>
          <table:table-cell table:style-name="ce16" office:value-type="string">
            <text:p>:m :PHOTO 寝た時刻 / 2020 || オナニー、５０分か</text:p>
          </table:table-cell>
          <table:table-cell table:style-name="ce3"/>
          <table:table-cell table:style-name="ce3"/>
          <table:table-cell table:style-name="ce3" office:value-type="string">
            <text:p>N-35-35-28.56 E-139-34-49.22</text:p>
          </table:table-cell>
          <table:table-cell table:style-name="ce34" table:formula="of:=IF([.E37]=&quot;&quot;;[.C37];CONCATENATE([.C37];&quot; / &quot;;[.E37]))" office:value-type="string" office:string-value=":m :PHOTO 寝た時刻 / 2020 || オナニー、５０分か">
            <text:p>:m :PHOTO 寝た時刻 / 2020 || オナニー、５０分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4-03_11-11-35_000.jpg</text:p>
          </table:table-cell>
          <table:table-cell table:style-name="ce20" office:value-type="string">
            <text:p>:m :th / 自分が知りたいことを調べる；知りえたことを人に知らせる；幸せなことだ</text:p>
          </table:table-cell>
          <table:table-cell table:style-name="ce3"/>
          <table:table-cell table:style-name="ce3"/>
          <table:table-cell table:style-name="ce3" office:value-type="string">
            <text:p>N-35-35-28.79 E-139-34-49.32</text:p>
          </table:table-cell>
          <table:table-cell table:style-name="ce34" table:formula="of:=IF([.E38]=&quot;&quot;;[.C38];CONCATENATE([.C38];&quot; / &quot;;[.E38]))" office:value-type="string" office:string-value=":m :th / 自分が知りたいことを調べる；知りえたことを人に知らせる；幸せなことだ">
            <text:p>:m :th / 自分が知りたいことを調べる；知りえたことを人に知らせる；幸せなこと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4-03_11-11-50_000.jpg</text:p>
          </table:table-cell>
          <table:table-cell table:style-name="ce17" office:value-type="string">
            <text:p>:tome/ (J*) / 自分が愛していることを探求し続けろ；愛に従い続けろ</text:p>
          </table:table-cell>
          <table:table-cell table:style-name="ce25"/>
          <table:table-cell table:style-name="ce3"/>
          <table:table-cell table:style-name="ce3" office:value-type="string">
            <text:p>N-35-35-28.9 E-139-34-49.32</text:p>
          </table:table-cell>
          <table:table-cell table:style-name="ce34" table:formula="of:=IF([.E39]=&quot;&quot;;[.C39];CONCATENATE([.C39];&quot; / &quot;;[.E39]))" office:value-type="string" office:string-value=":tome/ (J*) / 自分が愛していることを探求し続けろ；愛に従い続けろ">
            <text:p>:tome/ (J*) / 自分が愛していることを探求し続けろ；愛に従い続け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4-03_11-12-28_000.jpg</text:p>
          </table:table-cell>
          <table:table-cell table:style-name="ce20" office:value-type="string">
            <text:p>:m Other / やること、買うもの / スマホ、買い替え</text:p>
          </table:table-cell>
          <table:table-cell table:style-name="ce14"/>
          <table:table-cell table:style-name="ce3"/>
          <table:table-cell table:style-name="ce3" office:value-type="string">
            <text:p>N-35-35-28.82 E-139-34-49.32</text:p>
          </table:table-cell>
          <table:table-cell table:style-name="ce34" table:formula="of:=IF([.E40]=&quot;&quot;;[.C40];CONCATENATE([.C40];&quot; / &quot;;[.E40]))" office:value-type="string" office:string-value=":m Other / やること、買うもの / スマホ、買い替え">
            <text:p>:m Other / やること、買うもの / スマホ、買い替え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4-03_11-55-43_000.jpg</text:p>
          </table:table-cell>
          <table:table-cell table:style-name="ce23" office:value-type="string">
            <text:p>:m 東和 PHOTO / 200402th / 学芸大学駅 / こぶしえん新築工事 / １名 / テクノキャリア（扶桑電気）（東亜建設工業） / 日報</text:p>
          </table:table-cell>
          <table:table-cell table:style-name="ce25"/>
          <table:table-cell table:style-name="ce3"/>
          <table:table-cell table:style-name="ce3" office:value-type="string">
            <text:p>N-35-35-29.0 E-139-34-49.16</text:p>
          </table:table-cell>
          <table:table-cell table:style-name="ce34" table:formula="of:=IF([.E41]=&quot;&quot;;[.C41];CONCATENATE([.C41];&quot; / &quot;;[.E41]))" office:value-type="string" office:string-value=":m 東和 PHOTO / 200402th / 学芸大学駅 / こぶしえん新築工事 / １名 / テクノキャリア（扶桑電気）（東亜建設工業） / 日報">
            <text:p>:m 東和 PHOTO / 200402th / 学芸大学駅 / こぶしえん新築工事 / １名 / テクノキャリア（扶桑電気）（東亜建設工業） / 日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4-03_12-10-2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9 E-139-34-50.2</text:p>
          </table:table-cell>
          <table:table-cell table:style-name="ce34" table:formula="of:=IF([.E42]=&quot;&quot;;[.C42];CONCATENATE([.C42];&quot; / &quot;;[.E42]))" office:value-type="string" office:string-value=":m 食べた物　間食 / 味噌スープ">
            <text:p>:m 食べた物　間食 / 味噌スー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1_18-27-00_000.mov</text:p>
          </table:table-cell>
          <table:table-cell table:style-name="ce6" office:value-type="string">
            <text:p>:VIDEO / @自宅 / メモ / guitar,gt / 演奏、play / g-2020-0401-1 / prev,prev,prev-R.2,for=write-out,,,,,R=1</text:p>
          </table:table-cell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string" office:string-value=":VIDEO / @自宅 / メモ / guitar,gt / 演奏、play / g-2020-0401-1 / prev,prev,prev-R.2,for=write-out,,,,,R=1">
            <text:p>:VIDEO / @自宅 / メモ / guitar,gt / 演奏、play / g-2020-0401-1 / prev,prev,prev-R.2,for=write-out,,,,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2020/04/03</text:date>, <text:time>15:1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3T15:10:49.11</dc:date>
    <dc:creator>iwabuchi ken</dc:creator>
    <meta:editing-duration>P19DT7M58S</meta:editing-duration>
    <meta:editing-cycles>7580</meta:editing-cycles>
    <meta:document-statistic meta:table-count="1" meta:cell-count="843" meta:object-count="0"/>
  </office:meta>
</office:document-meta>
</file>